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41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itch_awk_ultkatan_kalis_adspher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Damage</text:p>
          </table:table-cell>
          <table:table-cell office:value-type="string" calcext:value-type="string">
            <text:p>Tally</text:p>
          </table:table-cell>
          <table:table-cell office:value-type="string" calcext:value-type="string">
            <text:p>Weighted</text:p>
          </table:table-cell>
          <table:table-cell/>
          <table:table-cell office:value-type="string" calcext:value-type="string">
            <text:p>Min Unscaled</text:p>
          </table:table-cell>
          <table:table-cell office:value-type="string" calcext:value-type="string">
            <text:p>Max Unscaled</text:p>
          </table:table-cell>
          <table:table-cell office:value-type="string" calcext:value-type="string">
            <text:p>Possible?</text:p>
          </table:table-cell>
          <table:table-cell office:value-type="string" calcext:value-type="string">
            <text:p>Roll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2" calcext:value-type="float">
            <text:p>2</text:p>
          </table:table-cell>
          <table:table-cell table:formula="of:=[.A2]*[.B2]" office:value-type="float" office:value="998" calcext:value-type="float">
            <text:p>998</text:p>
          </table:table-cell>
          <table:table-cell/>
          <table:table-cell table:formula="of:=[.A2]/4.05" office:value-type="float" office:value="123.20987654321" calcext:value-type="float">
            <text:p>123.20987654321</text:p>
          </table:table-cell>
          <table:table-cell table:formula="of:=[.E2] + 1/4.05" office:value-type="float" office:value="123.456790123457" calcext:value-type="float">
            <text:p>123.456790123457</text:p>
          </table:table-cell>
          <table:table-cell table:formula="of:=IF(FLOOR([.F2]) &gt; [.E2]; 1; 0)" office:value-type="float" office:value="0" calcext:value-type="float">
            <text:p>0</text:p>
          </table:table-cell>
          <table:table-cell table:formula="of:=IF([.G2]=1; FLOOR([.F2]); 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aled = math.floor(base * 405 / 100)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formula="of:=[.A3]*[.B3]" office:value-type="float" office:value="501" calcext:value-type="float">
            <text:p>501</text:p>
          </table:table-cell>
          <table:table-cell/>
          <table:table-cell table:formula="of:=[.A3]/4.05" office:value-type="float" office:value="123.703703703704" calcext:value-type="float">
            <text:p>123.703703703704</text:p>
          </table:table-cell>
          <table:table-cell table:formula="of:=[.E3] + 1/4.05" office:value-type="float" office:value="123.950617283951" calcext:value-type="float">
            <text:p>123.950617283951</text:p>
          </table:table-cell>
          <table:table-cell table:formula="of:=IF(FLOOR([.F3]) &gt; [.E3]; 1; 0)" office:value-type="float" office:value="0" calcext:value-type="float">
            <text:p>0</text:p>
          </table:table-cell>
          <table:table-cell table:formula="of:=IF([.G3]=1; FLOOR([.F3]); 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Scaled &lt;= base * 405 / 100</text:p>
          </table:table-cell>
          <table:table-cell/>
          <table:table-cell office:value-type="string" calcext:value-type="string">
            <text:p>Scaled +1 &gt; base * 405 / 1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formula="of:=[.A4]*[.B4]" office:value-type="float" office:value="505" calcext:value-type="float">
            <text:p>505</text:p>
          </table:table-cell>
          <table:table-cell/>
          <table:table-cell table:formula="of:=[.A4]/4.05" office:value-type="float" office:value="124.691358024691" calcext:value-type="float">
            <text:p>124.691358024691</text:p>
          </table:table-cell>
          <table:table-cell table:formula="of:=[.E4] + 1/4.05" office:value-type="float" office:value="124.938271604938" calcext:value-type="float">
            <text:p>124.938271604938</text:p>
          </table:table-cell>
          <table:table-cell table:formula="of:=IF(FLOOR([.F4]) &gt; [.E4]; 1; 0)" office:value-type="float" office:value="0" calcext:value-type="float">
            <text:p>0</text:p>
          </table:table-cell>
          <table:table-cell table:formula="of:=IF([.G4]=1; FLOOR([.F4]); 0)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Base &gt;= 100 * scaled / 40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" calcext:value-type="float">
            <text:p>1</text:p>
          </table:table-cell>
          <table:table-cell table:formula="of:=[.A5]*[.B5]" office:value-type="float" office:value="506" calcext:value-type="float">
            <text:p>506</text:p>
          </table:table-cell>
          <table:table-cell/>
          <table:table-cell table:formula="of:=[.A5]/4.05" office:value-type="float" office:value="124.938271604938" calcext:value-type="float">
            <text:p>124.938271604938</text:p>
          </table:table-cell>
          <table:table-cell table:formula="of:=[.E5] + 1/4.05" office:value-type="float" office:value="125.185185185185" calcext:value-type="float">
            <text:p>125.185185185185</text:p>
          </table:table-cell>
          <table:table-cell table:formula="of:=IF(FLOOR([.F5]) &gt; [.E5]; 1; 0)" office:value-type="float" office:value="1" calcext:value-type="float">
            <text:p>1</text:p>
          </table:table-cell>
          <table:table-cell table:formula="of:=IF([.G5]=1; FLOOR([.F5]); 0)" office:value-type="float" office:value="125" calcext:value-type="float">
            <text:p>125</text:p>
          </table:table-cell>
          <table:table-cell table:number-columns-repeated="4"/>
          <table:table-cell office:value-type="string" calcext:value-type="string">
            <text:p>Base &lt; (scaled + 1) * 100 / 405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table:formula="of:=[.A6]*[.B6]" office:value-type="float" office:value="509" calcext:value-type="float">
            <text:p>509</text:p>
          </table:table-cell>
          <table:table-cell/>
          <table:table-cell table:formula="of:=[.A6]/4.05" office:value-type="float" office:value="125.679012345679" calcext:value-type="float">
            <text:p>125.679012345679</text:p>
          </table:table-cell>
          <table:table-cell table:formula="of:=[.E6] + 1/4.05" office:value-type="float" office:value="125.925925925926" calcext:value-type="float">
            <text:p>125.925925925926</text:p>
          </table:table-cell>
          <table:table-cell table:formula="of:=IF(FLOOR([.F6]) &gt; [.E6]; 1; 0)" office:value-type="float" office:value="0" calcext:value-type="float">
            <text:p>0</text:p>
          </table:table-cell>
          <table:table-cell table:formula="of:=IF([.G6]=1; FLOOR([.F6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formula="of:=[.A7]*[.B7]" office:value-type="float" office:value="510" calcext:value-type="float">
            <text:p>510</text:p>
          </table:table-cell>
          <table:table-cell/>
          <table:table-cell table:formula="of:=[.A7]/4.05" office:value-type="float" office:value="125.925925925926" calcext:value-type="float">
            <text:p>125.925925925926</text:p>
          </table:table-cell>
          <table:table-cell table:formula="of:=[.E7] + 1/4.05" office:value-type="float" office:value="126.172839506173" calcext:value-type="float">
            <text:p>126.172839506173</text:p>
          </table:table-cell>
          <table:table-cell table:formula="of:=IF(FLOOR([.F7]) &gt; [.E7]; 1; 0)" office:value-type="float" office:value="1" calcext:value-type="float">
            <text:p>1</text:p>
          </table:table-cell>
          <table:table-cell table:formula="of:=IF([.G7]=1; FLOOR([.F7]); 0)" office:value-type="float" office:value="126" calcext:value-type="float">
            <text:p>126</text:p>
          </table:table-cell>
          <table:table-cell table:number-columns-repeated="4"/>
          <table:table-cell office:value-type="string" calcext:value-type="string">
            <text:p>Scaled / 4.05 &lt;= base &lt; scaled / 4.05 + 1/4.05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table:formula="of:=[.A8]*[.B8]" office:value-type="float" office:value="1536" calcext:value-type="float">
            <text:p>1536</text:p>
          </table:table-cell>
          <table:table-cell/>
          <table:table-cell table:formula="of:=[.A8]/4.05" office:value-type="float" office:value="126.41975308642" calcext:value-type="float">
            <text:p>126.41975308642</text:p>
          </table:table-cell>
          <table:table-cell table:formula="of:=[.E8] + 1/4.05" office:value-type="float" office:value="126.666666666667" calcext:value-type="float">
            <text:p>126.666666666667</text:p>
          </table:table-cell>
          <table:table-cell table:formula="of:=IF(FLOOR([.F8]) &gt; [.E8]; 1; 0)" office:value-type="float" office:value="0" calcext:value-type="float">
            <text:p>0</text:p>
          </table:table-cell>
          <table:table-cell table:formula="of:=IF([.G8]=1; FLOOR([.F8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formula="of:=[.A9]*[.B9]" office:value-type="float" office:value="514" calcext:value-type="float">
            <text:p>514</text:p>
          </table:table-cell>
          <table:table-cell/>
          <table:table-cell table:formula="of:=[.A9]/4.05" office:value-type="float" office:value="126.913580246914" calcext:value-type="float">
            <text:p>126.913580246914</text:p>
          </table:table-cell>
          <table:table-cell table:formula="of:=[.E9] + 1/4.05" office:value-type="float" office:value="127.160493827161" calcext:value-type="float">
            <text:p>127.160493827161</text:p>
          </table:table-cell>
          <table:table-cell table:formula="of:=IF(FLOOR([.F9]) &gt; [.E9]; 1; 0)" office:value-type="float" office:value="1" calcext:value-type="float">
            <text:p>1</text:p>
          </table:table-cell>
          <table:table-cell table:formula="of:=IF([.G9]=1; FLOOR([.F9]); 0)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" calcext:value-type="float">
            <text:p>2</text:p>
          </table:table-cell>
          <table:table-cell table:formula="of:=[.A10]*[.B10]" office:value-type="float" office:value="1030" calcext:value-type="float">
            <text:p>1030</text:p>
          </table:table-cell>
          <table:table-cell/>
          <table:table-cell table:formula="of:=[.A10]/4.05" office:value-type="float" office:value="127.160493827161" calcext:value-type="float">
            <text:p>127.160493827161</text:p>
          </table:table-cell>
          <table:table-cell table:formula="of:=[.E10] + 1/4.05" office:value-type="float" office:value="127.407407407407" calcext:value-type="float">
            <text:p>127.407407407407</text:p>
          </table:table-cell>
          <table:table-cell table:formula="of:=IF(FLOOR([.F10]) &gt; [.E10]; 1; 0)" office:value-type="float" office:value="0" calcext:value-type="float">
            <text:p>0</text:p>
          </table:table-cell>
          <table:table-cell table:formula="of:=IF([.G10]=1; FLOOR([.F10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" calcext:value-type="float">
            <text:p>2</text:p>
          </table:table-cell>
          <table:table-cell table:formula="of:=[.A11]*[.B11]" office:value-type="float" office:value="1032" calcext:value-type="float">
            <text:p>1032</text:p>
          </table:table-cell>
          <table:table-cell/>
          <table:table-cell table:formula="of:=[.A11]/4.05" office:value-type="float" office:value="127.407407407407" calcext:value-type="float">
            <text:p>127.407407407407</text:p>
          </table:table-cell>
          <table:table-cell table:formula="of:=[.E11] + 1/4.05" office:value-type="float" office:value="127.654320987654" calcext:value-type="float">
            <text:p>127.654320987654</text:p>
          </table:table-cell>
          <table:table-cell table:formula="of:=IF(FLOOR([.F11]) &gt; [.E11]; 1; 0)" office:value-type="float" office:value="0" calcext:value-type="float">
            <text:p>0</text:p>
          </table:table-cell>
          <table:table-cell table:formula="of:=IF([.G11]=1; FLOOR([.F11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" calcext:value-type="float">
            <text:p>2</text:p>
          </table:table-cell>
          <table:table-cell table:formula="of:=[.A12]*[.B12]" office:value-type="float" office:value="1034" calcext:value-type="float">
            <text:p>1034</text:p>
          </table:table-cell>
          <table:table-cell/>
          <table:table-cell table:formula="of:=[.A12]/4.05" office:value-type="float" office:value="127.654320987654" calcext:value-type="float">
            <text:p>127.654320987654</text:p>
          </table:table-cell>
          <table:table-cell table:formula="of:=[.E12] + 1/4.05" office:value-type="float" office:value="127.901234567901" calcext:value-type="float">
            <text:p>127.901234567901</text:p>
          </table:table-cell>
          <table:table-cell table:formula="of:=IF(FLOOR([.F12]) &gt; [.E12]; 1; 0)" office:value-type="float" office:value="0" calcext:value-type="float">
            <text:p>0</text:p>
          </table:table-cell>
          <table:table-cell table:formula="of:=IF([.G12]=1; FLOOR([.F12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formula="of:=[.A13]*[.B13]" office:value-type="float" office:value="518" calcext:value-type="float">
            <text:p>518</text:p>
          </table:table-cell>
          <table:table-cell/>
          <table:table-cell table:formula="of:=[.A13]/4.05" office:value-type="float" office:value="127.901234567901" calcext:value-type="float">
            <text:p>127.901234567901</text:p>
          </table:table-cell>
          <table:table-cell table:formula="of:=[.E13] + 1/4.05" office:value-type="float" office:value="128.148148148148" calcext:value-type="float">
            <text:p>128.148148148148</text:p>
          </table:table-cell>
          <table:table-cell table:formula="of:=IF(FLOOR([.F13]) &gt; [.E13]; 1; 0)" office:value-type="float" office:value="1" calcext:value-type="float">
            <text:p>1</text:p>
          </table:table-cell>
          <table:table-cell table:formula="of:=IF([.G13]=1; FLOOR([.F13]); 0)"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" calcext:value-type="float">
            <text:p>2</text:p>
          </table:table-cell>
          <table:table-cell table:formula="of:=[.A14]*[.B14]" office:value-type="float" office:value="1038" calcext:value-type="float">
            <text:p>1038</text:p>
          </table:table-cell>
          <table:table-cell/>
          <table:table-cell table:formula="of:=[.A14]/4.05" office:value-type="float" office:value="128.148148148148" calcext:value-type="float">
            <text:p>128.148148148148</text:p>
          </table:table-cell>
          <table:table-cell table:formula="of:=[.E14] + 1/4.05" office:value-type="float" office:value="128.395061728395" calcext:value-type="float">
            <text:p>128.395061728395</text:p>
          </table:table-cell>
          <table:table-cell table:formula="of:=IF(FLOOR([.F14]) &gt; [.E14]; 1; 0)" office:value-type="float" office:value="0" calcext:value-type="float">
            <text:p>0</text:p>
          </table:table-cell>
          <table:table-cell table:formula="of:=IF([.G14]=1; FLOOR([.F14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formula="of:=[.A15]*[.B15]" office:value-type="float" office:value="520" calcext:value-type="float">
            <text:p>520</text:p>
          </table:table-cell>
          <table:table-cell/>
          <table:table-cell table:formula="of:=[.A15]/4.05" office:value-type="float" office:value="128.395061728395" calcext:value-type="float">
            <text:p>128.395061728395</text:p>
          </table:table-cell>
          <table:table-cell table:formula="of:=[.E15] + 1/4.05" office:value-type="float" office:value="128.641975308642" calcext:value-type="float">
            <text:p>128.641975308642</text:p>
          </table:table-cell>
          <table:table-cell table:formula="of:=IF(FLOOR([.F15]) &gt; [.E15]; 1; 0)" office:value-type="float" office:value="0" calcext:value-type="float">
            <text:p>0</text:p>
          </table:table-cell>
          <table:table-cell table:formula="of:=IF([.G15]=1; FLOOR([.F15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" calcext:value-type="float">
            <text:p>1</text:p>
          </table:table-cell>
          <table:table-cell table:formula="of:=[.A16]*[.B16]" office:value-type="float" office:value="521" calcext:value-type="float">
            <text:p>521</text:p>
          </table:table-cell>
          <table:table-cell/>
          <table:table-cell table:formula="of:=[.A16]/4.05" office:value-type="float" office:value="128.641975308642" calcext:value-type="float">
            <text:p>128.641975308642</text:p>
          </table:table-cell>
          <table:table-cell table:formula="of:=[.E16] + 1/4.05" office:value-type="float" office:value="128.888888888889" calcext:value-type="float">
            <text:p>128.888888888889</text:p>
          </table:table-cell>
          <table:table-cell table:formula="of:=IF(FLOOR([.F16]) &gt; [.E16]; 1; 0)" office:value-type="float" office:value="0" calcext:value-type="float">
            <text:p>0</text:p>
          </table:table-cell>
          <table:table-cell table:formula="of:=IF([.G16]=1; FLOOR([.F16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3" calcext:value-type="float">
            <text:p>3</text:p>
          </table:table-cell>
          <table:table-cell table:formula="of:=[.A17]*[.B17]" office:value-type="float" office:value="1566" calcext:value-type="float">
            <text:p>1566</text:p>
          </table:table-cell>
          <table:table-cell/>
          <table:table-cell table:formula="of:=[.A17]/4.05" office:value-type="float" office:value="128.888888888889" calcext:value-type="float">
            <text:p>128.888888888889</text:p>
          </table:table-cell>
          <table:table-cell table:formula="of:=[.E17] + 1/4.05" office:value-type="float" office:value="129.135802469136" calcext:value-type="float">
            <text:p>129.135802469136</text:p>
          </table:table-cell>
          <table:table-cell table:formula="of:=IF(FLOOR([.F17]) &gt; [.E17]; 1; 0)" office:value-type="float" office:value="1" calcext:value-type="float">
            <text:p>1</text:p>
          </table:table-cell>
          <table:table-cell table:formula="of:=IF([.G17]=1; FLOOR([.F17]); 0)"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" calcext:value-type="float">
            <text:p>6</text:p>
          </table:table-cell>
          <table:table-cell table:formula="of:=[.A18]*[.B18]" office:value-type="float" office:value="3138" calcext:value-type="float">
            <text:p>3138</text:p>
          </table:table-cell>
          <table:table-cell/>
          <table:table-cell table:formula="of:=[.A18]/4.05" office:value-type="float" office:value="129.135802469136" calcext:value-type="float">
            <text:p>129.135802469136</text:p>
          </table:table-cell>
          <table:table-cell table:formula="of:=[.E18] + 1/4.05" office:value-type="float" office:value="129.382716049383" calcext:value-type="float">
            <text:p>129.382716049383</text:p>
          </table:table-cell>
          <table:table-cell table:formula="of:=IF(FLOOR([.F18]) &gt; [.E18]; 1; 0)" office:value-type="float" office:value="0" calcext:value-type="float">
            <text:p>0</text:p>
          </table:table-cell>
          <table:table-cell table:formula="of:=IF([.G18]=1; FLOOR([.F18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" calcext:value-type="float">
            <text:p>5</text:p>
          </table:table-cell>
          <table:table-cell table:formula="of:=[.A19]*[.B19]" office:value-type="float" office:value="2620" calcext:value-type="float">
            <text:p>2620</text:p>
          </table:table-cell>
          <table:table-cell/>
          <table:table-cell table:formula="of:=[.A19]/4.05" office:value-type="float" office:value="129.382716049383" calcext:value-type="float">
            <text:p>129.382716049383</text:p>
          </table:table-cell>
          <table:table-cell table:formula="of:=[.E19] + 1/4.05" office:value-type="float" office:value="129.62962962963" calcext:value-type="float">
            <text:p>129.62962962963</text:p>
          </table:table-cell>
          <table:table-cell table:formula="of:=IF(FLOOR([.F19]) &gt; [.E19]; 1; 0)" office:value-type="float" office:value="0" calcext:value-type="float">
            <text:p>0</text:p>
          </table:table-cell>
          <table:table-cell table:formula="of:=IF([.G19]=1; FLOOR([.F19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formula="of:=[.A20]*[.B20]" office:value-type="float" office:value="1050" calcext:value-type="float">
            <text:p>1050</text:p>
          </table:table-cell>
          <table:table-cell/>
          <table:table-cell table:formula="of:=[.A20]/4.05" office:value-type="float" office:value="129.62962962963" calcext:value-type="float">
            <text:p>129.62962962963</text:p>
          </table:table-cell>
          <table:table-cell table:formula="of:=[.E20] + 1/4.05" office:value-type="float" office:value="129.876543209877" calcext:value-type="float">
            <text:p>129.876543209877</text:p>
          </table:table-cell>
          <table:table-cell table:formula="of:=IF(FLOOR([.F20]) &gt; [.E20]; 1; 0)" office:value-type="float" office:value="0" calcext:value-type="float">
            <text:p>0</text:p>
          </table:table-cell>
          <table:table-cell table:formula="of:=IF([.G20]=1; FLOOR([.F20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3" calcext:value-type="float">
            <text:p>3</text:p>
          </table:table-cell>
          <table:table-cell table:formula="of:=[.A21]*[.B21]" office:value-type="float" office:value="1578" calcext:value-type="float">
            <text:p>1578</text:p>
          </table:table-cell>
          <table:table-cell/>
          <table:table-cell table:formula="of:=[.A21]/4.05" office:value-type="float" office:value="129.876543209877" calcext:value-type="float">
            <text:p>129.876543209877</text:p>
          </table:table-cell>
          <table:table-cell table:formula="of:=[.E21] + 1/4.05" office:value-type="float" office:value="130.123456790123" calcext:value-type="float">
            <text:p>130.123456790123</text:p>
          </table:table-cell>
          <table:table-cell table:formula="of:=IF(FLOOR([.F21]) &gt; [.E21]; 1; 0)" office:value-type="float" office:value="1" calcext:value-type="float">
            <text:p>1</text:p>
          </table:table-cell>
          <table:table-cell table:formula="of:=IF([.G21]=1; FLOOR([.F21]); 0)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" calcext:value-type="float">
            <text:p>6</text:p>
          </table:table-cell>
          <table:table-cell table:formula="of:=[.A22]*[.B22]" office:value-type="float" office:value="3162" calcext:value-type="float">
            <text:p>3162</text:p>
          </table:table-cell>
          <table:table-cell/>
          <table:table-cell table:formula="of:=[.A22]/4.05" office:value-type="float" office:value="130.123456790123" calcext:value-type="float">
            <text:p>130.123456790123</text:p>
          </table:table-cell>
          <table:table-cell table:formula="of:=[.E22] + 1/4.05" office:value-type="float" office:value="130.37037037037" calcext:value-type="float">
            <text:p>130.37037037037</text:p>
          </table:table-cell>
          <table:table-cell table:formula="of:=IF(FLOOR([.F22]) &gt; [.E22]; 1; 0)" office:value-type="float" office:value="0" calcext:value-type="float">
            <text:p>0</text:p>
          </table:table-cell>
          <table:table-cell table:formula="of:=IF([.G22]=1; FLOOR([.F22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" calcext:value-type="float">
            <text:p>5</text:p>
          </table:table-cell>
          <table:table-cell table:formula="of:=[.A23]*[.B23]" office:value-type="float" office:value="2640" calcext:value-type="float">
            <text:p>2640</text:p>
          </table:table-cell>
          <table:table-cell/>
          <table:table-cell table:formula="of:=[.A23]/4.05" office:value-type="float" office:value="130.37037037037" calcext:value-type="float">
            <text:p>130.37037037037</text:p>
          </table:table-cell>
          <table:table-cell table:formula="of:=[.E23] + 1/4.05" office:value-type="float" office:value="130.617283950617" calcext:value-type="float">
            <text:p>130.617283950617</text:p>
          </table:table-cell>
          <table:table-cell table:formula="of:=IF(FLOOR([.F23]) &gt; [.E23]; 1; 0)" office:value-type="float" office:value="0" calcext:value-type="float">
            <text:p>0</text:p>
          </table:table-cell>
          <table:table-cell table:formula="of:=IF([.G23]=1; FLOOR([.F23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" calcext:value-type="float">
            <text:p>4</text:p>
          </table:table-cell>
          <table:table-cell table:formula="of:=[.A24]*[.B24]" office:value-type="float" office:value="2116" calcext:value-type="float">
            <text:p>2116</text:p>
          </table:table-cell>
          <table:table-cell/>
          <table:table-cell table:formula="of:=[.A24]/4.05" office:value-type="float" office:value="130.617283950617" calcext:value-type="float">
            <text:p>130.617283950617</text:p>
          </table:table-cell>
          <table:table-cell table:formula="of:=[.E24] + 1/4.05" office:value-type="float" office:value="130.864197530864" calcext:value-type="float">
            <text:p>130.864197530864</text:p>
          </table:table-cell>
          <table:table-cell table:formula="of:=IF(FLOOR([.F24]) &gt; [.E24]; 1; 0)" office:value-type="float" office:value="0" calcext:value-type="float">
            <text:p>0</text:p>
          </table:table-cell>
          <table:table-cell table:formula="of:=IF([.G24]=1; FLOOR([.F24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" calcext:value-type="float">
            <text:p>2</text:p>
          </table:table-cell>
          <table:table-cell table:formula="of:=[.A25]*[.B25]" office:value-type="float" office:value="1060" calcext:value-type="float">
            <text:p>1060</text:p>
          </table:table-cell>
          <table:table-cell/>
          <table:table-cell table:formula="of:=[.A25]/4.05" office:value-type="float" office:value="130.864197530864" calcext:value-type="float">
            <text:p>130.864197530864</text:p>
          </table:table-cell>
          <table:table-cell table:formula="of:=[.E25] + 1/4.05" office:value-type="float" office:value="131.111111111111" calcext:value-type="float">
            <text:p>131.111111111111</text:p>
          </table:table-cell>
          <table:table-cell table:formula="of:=IF(FLOOR([.F25]) &gt; [.E25]; 1; 0)" office:value-type="float" office:value="1" calcext:value-type="float">
            <text:p>1</text:p>
          </table:table-cell>
          <table:table-cell table:formula="of:=IF([.G25]=1; FLOOR([.F25]); 0)"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3" calcext:value-type="float">
            <text:p>3</text:p>
          </table:table-cell>
          <table:table-cell table:formula="of:=[.A26]*[.B26]" office:value-type="float" office:value="1593" calcext:value-type="float">
            <text:p>1593</text:p>
          </table:table-cell>
          <table:table-cell/>
          <table:table-cell table:formula="of:=[.A26]/4.05" office:value-type="float" office:value="131.111111111111" calcext:value-type="float">
            <text:p>131.111111111111</text:p>
          </table:table-cell>
          <table:table-cell table:formula="of:=[.E26] + 1/4.05" office:value-type="float" office:value="131.358024691358" calcext:value-type="float">
            <text:p>131.358024691358</text:p>
          </table:table-cell>
          <table:table-cell table:formula="of:=IF(FLOOR([.F26]) &gt; [.E26]; 1; 0)" office:value-type="float" office:value="0" calcext:value-type="float">
            <text:p>0</text:p>
          </table:table-cell>
          <table:table-cell table:formula="of:=IF([.G26]=1; FLOOR([.F26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" calcext:value-type="float">
            <text:p>5</text:p>
          </table:table-cell>
          <table:table-cell table:formula="of:=[.A27]*[.B27]" office:value-type="float" office:value="2660" calcext:value-type="float">
            <text:p>2660</text:p>
          </table:table-cell>
          <table:table-cell/>
          <table:table-cell table:formula="of:=[.A27]/4.05" office:value-type="float" office:value="131.358024691358" calcext:value-type="float">
            <text:p>131.358024691358</text:p>
          </table:table-cell>
          <table:table-cell table:formula="of:=[.E27] + 1/4.05" office:value-type="float" office:value="131.604938271605" calcext:value-type="float">
            <text:p>131.604938271605</text:p>
          </table:table-cell>
          <table:table-cell table:formula="of:=IF(FLOOR([.F27]) &gt; [.E27]; 1; 0)" office:value-type="float" office:value="0" calcext:value-type="float">
            <text:p>0</text:p>
          </table:table-cell>
          <table:table-cell table:formula="of:=IF([.G27]=1; FLOOR([.F27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3" calcext:value-type="float">
            <text:p>3</text:p>
          </table:table-cell>
          <table:table-cell table:formula="of:=[.A28]*[.B28]" office:value-type="float" office:value="1599" calcext:value-type="float">
            <text:p>1599</text:p>
          </table:table-cell>
          <table:table-cell/>
          <table:table-cell table:formula="of:=[.A28]/4.05" office:value-type="float" office:value="131.604938271605" calcext:value-type="float">
            <text:p>131.604938271605</text:p>
          </table:table-cell>
          <table:table-cell table:formula="of:=[.E28] + 1/4.05" office:value-type="float" office:value="131.851851851852" calcext:value-type="float">
            <text:p>131.851851851852</text:p>
          </table:table-cell>
          <table:table-cell table:formula="of:=IF(FLOOR([.F28]) &gt; [.E28]; 1; 0)" office:value-type="float" office:value="0" calcext:value-type="float">
            <text:p>0</text:p>
          </table:table-cell>
          <table:table-cell table:formula="of:=IF([.G28]=1; FLOOR([.F28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table:formula="of:=[.A29]*[.B29]" office:value-type="float" office:value="1602" calcext:value-type="float">
            <text:p>1602</text:p>
          </table:table-cell>
          <table:table-cell/>
          <table:table-cell table:formula="of:=[.A29]/4.05" office:value-type="float" office:value="131.851851851852" calcext:value-type="float">
            <text:p>131.851851851852</text:p>
          </table:table-cell>
          <table:table-cell table:formula="of:=[.E29] + 1/4.05" office:value-type="float" office:value="132.098765432099" calcext:value-type="float">
            <text:p>132.098765432099</text:p>
          </table:table-cell>
          <table:table-cell table:formula="of:=IF(FLOOR([.F29]) &gt; [.E29]; 1; 0)" office:value-type="float" office:value="1" calcext:value-type="float">
            <text:p>1</text:p>
          </table:table-cell>
          <table:table-cell table:formula="of:=IF([.G29]=1; FLOOR([.F29]); 0)" office:value-type="float" office:value="132" calcext:value-type="float">
            <text:p>132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" calcext:value-type="float">
            <text:p>2</text:p>
          </table:table-cell>
          <table:table-cell table:formula="of:=[.A30]*[.B30]" office:value-type="float" office:value="1070" calcext:value-type="float">
            <text:p>1070</text:p>
          </table:table-cell>
          <table:table-cell/>
          <table:table-cell table:formula="of:=[.A30]/4.05" office:value-type="float" office:value="132.098765432099" calcext:value-type="float">
            <text:p>132.098765432099</text:p>
          </table:table-cell>
          <table:table-cell table:formula="of:=[.E30] + 1/4.05" office:value-type="float" office:value="132.345679012346" calcext:value-type="float">
            <text:p>132.345679012346</text:p>
          </table:table-cell>
          <table:table-cell table:formula="of:=IF(FLOOR([.F30]) &gt; [.E30]; 1; 0)" office:value-type="float" office:value="0" calcext:value-type="float">
            <text:p>0</text:p>
          </table:table-cell>
          <table:table-cell table:formula="of:=IF([.G30]=1; FLOOR([.F30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formula="of:=[.A31]*[.B31]" office:value-type="float" office:value="536" calcext:value-type="float">
            <text:p>536</text:p>
          </table:table-cell>
          <table:table-cell/>
          <table:table-cell table:formula="of:=[.A31]/4.05" office:value-type="float" office:value="132.345679012346" calcext:value-type="float">
            <text:p>132.345679012346</text:p>
          </table:table-cell>
          <table:table-cell table:formula="of:=[.E31] + 1/4.05" office:value-type="float" office:value="132.592592592593" calcext:value-type="float">
            <text:p>132.592592592593</text:p>
          </table:table-cell>
          <table:table-cell table:formula="of:=IF(FLOOR([.F31]) &gt; [.E31]; 1; 0)" office:value-type="float" office:value="0" calcext:value-type="float">
            <text:p>0</text:p>
          </table:table-cell>
          <table:table-cell table:formula="of:=IF([.G31]=1; FLOOR([.F31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table:formula="of:=[.A32]*[.B32]" office:value-type="float" office:value="4833" calcext:value-type="float">
            <text:p>4833</text:p>
          </table:table-cell>
          <table:table-cell/>
          <table:table-cell table:formula="of:=[.A32]/4.05" office:value-type="float" office:value="132.592592592593" calcext:value-type="float">
            <text:p>132.592592592593</text:p>
          </table:table-cell>
          <table:table-cell table:formula="of:=[.E32] + 1/4.05" office:value-type="float" office:value="132.83950617284" calcext:value-type="float">
            <text:p>132.83950617284</text:p>
          </table:table-cell>
          <table:table-cell table:formula="of:=IF(FLOOR([.F32]) &gt; [.E32]; 1; 0)" office:value-type="float" office:value="0" calcext:value-type="float">
            <text:p>0</text:p>
          </table:table-cell>
          <table:table-cell table:formula="of:=IF([.G32]=1; FLOOR([.F32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" calcext:value-type="float">
            <text:p>4</text:p>
          </table:table-cell>
          <table:table-cell table:formula="of:=[.A33]*[.B33]" office:value-type="float" office:value="2152" calcext:value-type="float">
            <text:p>2152</text:p>
          </table:table-cell>
          <table:table-cell/>
          <table:table-cell table:formula="of:=[.A33]/4.05" office:value-type="float" office:value="132.83950617284" calcext:value-type="float">
            <text:p>132.83950617284</text:p>
          </table:table-cell>
          <table:table-cell table:formula="of:=[.E33] + 1/4.05" office:value-type="float" office:value="133.086419753086" calcext:value-type="float">
            <text:p>133.086419753086</text:p>
          </table:table-cell>
          <table:table-cell table:formula="of:=IF(FLOOR([.F33]) &gt; [.E33]; 1; 0)" office:value-type="float" office:value="1" calcext:value-type="float">
            <text:p>1</text:p>
          </table:table-cell>
          <table:table-cell table:formula="of:=IF([.G33]=1; FLOOR([.F33]); 0)" office:value-type="float" office:value="133" calcext:value-type="float">
            <text:p>133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" calcext:value-type="float">
            <text:p>2</text:p>
          </table:table-cell>
          <table:table-cell table:formula="of:=[.A34]*[.B34]" office:value-type="float" office:value="1078" calcext:value-type="float">
            <text:p>1078</text:p>
          </table:table-cell>
          <table:table-cell/>
          <table:table-cell table:formula="of:=[.A34]/4.05" office:value-type="float" office:value="133.086419753086" calcext:value-type="float">
            <text:p>133.086419753086</text:p>
          </table:table-cell>
          <table:table-cell table:formula="of:=[.E34] + 1/4.05" office:value-type="float" office:value="133.333333333333" calcext:value-type="float">
            <text:p>133.333333333333</text:p>
          </table:table-cell>
          <table:table-cell table:formula="of:=IF(FLOOR([.F34]) &gt; [.E34]; 1; 0)" office:value-type="float" office:value="0" calcext:value-type="float">
            <text:p>0</text:p>
          </table:table-cell>
          <table:table-cell table:formula="of:=IF([.G34]=1; FLOOR([.F34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table:formula="of:=[.A35]*[.B35]" office:value-type="float" office:value="1620" calcext:value-type="float">
            <text:p>1620</text:p>
          </table:table-cell>
          <table:table-cell/>
          <table:table-cell table:formula="of:=[.A35]/4.05" office:value-type="float" office:value="133.333333333333" calcext:value-type="float">
            <text:p>133.333333333333</text:p>
          </table:table-cell>
          <table:table-cell table:formula="of:=[.E35] + 1/4.05" office:value-type="float" office:value="133.58024691358" calcext:value-type="float">
            <text:p>133.58024691358</text:p>
          </table:table-cell>
          <table:table-cell table:formula="of:=IF(FLOOR([.F35]) &gt; [.E35]; 1; 0)" office:value-type="float" office:value="0" calcext:value-type="float">
            <text:p>0</text:p>
          </table:table-cell>
          <table:table-cell table:formula="of:=IF([.G35]=1; FLOOR([.F35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table:formula="of:=[.A36]*[.B36]" office:value-type="float" office:value="543" calcext:value-type="float">
            <text:p>543</text:p>
          </table:table-cell>
          <table:table-cell/>
          <table:table-cell table:formula="of:=[.A36]/4.05" office:value-type="float" office:value="134.074074074074" calcext:value-type="float">
            <text:p>134.074074074074</text:p>
          </table:table-cell>
          <table:table-cell table:formula="of:=[.E36] + 1/4.05" office:value-type="float" office:value="134.320987654321" calcext:value-type="float">
            <text:p>134.320987654321</text:p>
          </table:table-cell>
          <table:table-cell table:formula="of:=IF(FLOOR([.F36]) &gt; [.E36]; 1; 0)" office:value-type="float" office:value="0" calcext:value-type="float">
            <text:p>0</text:p>
          </table:table-cell>
          <table:table-cell table:formula="of:=IF([.G36]=1; FLOOR([.F36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" calcext:value-type="float">
            <text:p>6</text:p>
          </table:table-cell>
          <table:table-cell table:formula="of:=[.A37]*[.B37]" office:value-type="float" office:value="3264" calcext:value-type="float">
            <text:p>3264</text:p>
          </table:table-cell>
          <table:table-cell/>
          <table:table-cell table:formula="of:=[.A37]/4.05" office:value-type="float" office:value="134.320987654321" calcext:value-type="float">
            <text:p>134.320987654321</text:p>
          </table:table-cell>
          <table:table-cell table:formula="of:=[.E37] + 1/4.05" office:value-type="float" office:value="134.567901234568" calcext:value-type="float">
            <text:p>134.567901234568</text:p>
          </table:table-cell>
          <table:table-cell table:formula="of:=IF(FLOOR([.F37]) &gt; [.E37]; 1; 0)" office:value-type="float" office:value="0" calcext:value-type="float">
            <text:p>0</text:p>
          </table:table-cell>
          <table:table-cell table:formula="of:=IF([.G37]=1; FLOOR([.F37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[.A38]*[.B38]" office:value-type="float" office:value="545" calcext:value-type="float">
            <text:p>545</text:p>
          </table:table-cell>
          <table:table-cell/>
          <table:table-cell table:formula="of:=[.A38]/4.05" office:value-type="float" office:value="134.567901234568" calcext:value-type="float">
            <text:p>134.567901234568</text:p>
          </table:table-cell>
          <table:table-cell table:formula="of:=[.E38] + 1/4.05" office:value-type="float" office:value="134.814814814815" calcext:value-type="float">
            <text:p>134.814814814815</text:p>
          </table:table-cell>
          <table:table-cell table:formula="of:=IF(FLOOR([.F38]) &gt; [.E38]; 1; 0)" office:value-type="float" office:value="0" calcext:value-type="float">
            <text:p>0</text:p>
          </table:table-cell>
          <table:table-cell table:formula="of:=IF([.G38]=1; FLOOR([.F38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formula="of:=[.A39]*[.B39]" office:value-type="float" office:value="1092" calcext:value-type="float">
            <text:p>1092</text:p>
          </table:table-cell>
          <table:table-cell/>
          <table:table-cell table:formula="of:=[.A39]/4.05" office:value-type="float" office:value="134.814814814815" calcext:value-type="float">
            <text:p>134.814814814815</text:p>
          </table:table-cell>
          <table:table-cell table:formula="of:=[.E39] + 1/4.05" office:value-type="float" office:value="135.061728395062" calcext:value-type="float">
            <text:p>135.061728395062</text:p>
          </table:table-cell>
          <table:table-cell table:formula="of:=IF(FLOOR([.F39]) &gt; [.E39]; 1; 0)" office:value-type="float" office:value="1" calcext:value-type="float">
            <text:p>1</text:p>
          </table:table-cell>
          <table:table-cell table:formula="of:=IF([.G39]=1; FLOOR([.F39]); 0)" office:value-type="float" office:value="135" calcext:value-type="float">
            <text:p>135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3" calcext:value-type="float">
            <text:p>3</text:p>
          </table:table-cell>
          <table:table-cell table:formula="of:=[.A40]*[.B40]" office:value-type="float" office:value="1641" calcext:value-type="float">
            <text:p>1641</text:p>
          </table:table-cell>
          <table:table-cell/>
          <table:table-cell table:formula="of:=[.A40]/4.05" office:value-type="float" office:value="135.061728395062" calcext:value-type="float">
            <text:p>135.061728395062</text:p>
          </table:table-cell>
          <table:table-cell table:formula="of:=[.E40] + 1/4.05" office:value-type="float" office:value="135.308641975309" calcext:value-type="float">
            <text:p>135.308641975309</text:p>
          </table:table-cell>
          <table:table-cell table:formula="of:=IF(FLOOR([.F40]) &gt; [.E40]; 1; 0)" office:value-type="float" office:value="0" calcext:value-type="float">
            <text:p>0</text:p>
          </table:table-cell>
          <table:table-cell table:formula="of:=IF([.G40]=1; FLOOR([.F40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table:formula="of:=[.A41]*[.B41]" office:value-type="float" office:value="2192" calcext:value-type="float">
            <text:p>2192</text:p>
          </table:table-cell>
          <table:table-cell/>
          <table:table-cell table:formula="of:=[.A41]/4.05" office:value-type="float" office:value="135.308641975309" calcext:value-type="float">
            <text:p>135.308641975309</text:p>
          </table:table-cell>
          <table:table-cell table:formula="of:=[.E41] + 1/4.05" office:value-type="float" office:value="135.555555555556" calcext:value-type="float">
            <text:p>135.555555555556</text:p>
          </table:table-cell>
          <table:table-cell table:formula="of:=IF(FLOOR([.F41]) &gt; [.E41]; 1; 0)" office:value-type="float" office:value="0" calcext:value-type="float">
            <text:p>0</text:p>
          </table:table-cell>
          <table:table-cell table:formula="of:=IF([.G41]=1; FLOOR([.F41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table:formula="of:=[.A42]*[.B42]" office:value-type="float" office:value="2745" calcext:value-type="float">
            <text:p>2745</text:p>
          </table:table-cell>
          <table:table-cell/>
          <table:table-cell table:formula="of:=[.A42]/4.05" office:value-type="float" office:value="135.555555555556" calcext:value-type="float">
            <text:p>135.555555555556</text:p>
          </table:table-cell>
          <table:table-cell table:formula="of:=[.E42] + 1/4.05" office:value-type="float" office:value="135.802469135802" calcext:value-type="float">
            <text:p>135.802469135802</text:p>
          </table:table-cell>
          <table:table-cell table:formula="of:=IF(FLOOR([.F42]) &gt; [.E42]; 1; 0)" office:value-type="float" office:value="0" calcext:value-type="float">
            <text:p>0</text:p>
          </table:table-cell>
          <table:table-cell table:formula="of:=IF([.G42]=1; FLOOR([.F42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formula="of:=[.A43]*[.B43]" office:value-type="float" office:value="1100" calcext:value-type="float">
            <text:p>1100</text:p>
          </table:table-cell>
          <table:table-cell/>
          <table:table-cell table:formula="of:=[.A43]/4.05" office:value-type="float" office:value="135.802469135802" calcext:value-type="float">
            <text:p>135.802469135802</text:p>
          </table:table-cell>
          <table:table-cell table:formula="of:=[.E43] + 1/4.05" office:value-type="float" office:value="136.049382716049" calcext:value-type="float">
            <text:p>136.049382716049</text:p>
          </table:table-cell>
          <table:table-cell table:formula="of:=IF(FLOOR([.F43]) &gt; [.E43]; 1; 0)" office:value-type="float" office:value="1" calcext:value-type="float">
            <text:p>1</text:p>
          </table:table-cell>
          <table:table-cell table:formula="of:=IF([.G43]=1; FLOOR([.F43]); 0)" office:value-type="float" office:value="136" calcext:value-type="float">
            <text:p>136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" calcext:value-type="float">
            <text:p>2</text:p>
          </table:table-cell>
          <table:table-cell table:formula="of:=[.A44]*[.B44]" office:value-type="float" office:value="1102" calcext:value-type="float">
            <text:p>1102</text:p>
          </table:table-cell>
          <table:table-cell/>
          <table:table-cell table:formula="of:=[.A44]/4.05" office:value-type="float" office:value="136.049382716049" calcext:value-type="float">
            <text:p>136.049382716049</text:p>
          </table:table-cell>
          <table:table-cell table:formula="of:=[.E44] + 1/4.05" office:value-type="float" office:value="136.296296296296" calcext:value-type="float">
            <text:p>136.296296296296</text:p>
          </table:table-cell>
          <table:table-cell table:formula="of:=IF(FLOOR([.F44]) &gt; [.E44]; 1; 0)" office:value-type="float" office:value="0" calcext:value-type="float">
            <text:p>0</text:p>
          </table:table-cell>
          <table:table-cell table:formula="of:=IF([.G44]=1; FLOOR([.F44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table:formula="of:=[.A45]*[.B45]" office:value-type="float" office:value="1104" calcext:value-type="float">
            <text:p>1104</text:p>
          </table:table-cell>
          <table:table-cell/>
          <table:table-cell table:formula="of:=[.A45]/4.05" office:value-type="float" office:value="136.296296296296" calcext:value-type="float">
            <text:p>136.296296296296</text:p>
          </table:table-cell>
          <table:table-cell table:formula="of:=[.E45] + 1/4.05" office:value-type="float" office:value="136.543209876543" calcext:value-type="float">
            <text:p>136.543209876543</text:p>
          </table:table-cell>
          <table:table-cell table:formula="of:=IF(FLOOR([.F45]) &gt; [.E45]; 1; 0)" office:value-type="float" office:value="0" calcext:value-type="float">
            <text:p>0</text:p>
          </table:table-cell>
          <table:table-cell table:formula="of:=IF([.G45]=1; FLOOR([.F45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" calcext:value-type="float">
            <text:p>2</text:p>
          </table:table-cell>
          <table:table-cell table:formula="of:=[.A46]*[.B46]" office:value-type="float" office:value="1106" calcext:value-type="float">
            <text:p>1106</text:p>
          </table:table-cell>
          <table:table-cell/>
          <table:table-cell table:formula="of:=[.A46]/4.05" office:value-type="float" office:value="136.543209876543" calcext:value-type="float">
            <text:p>136.543209876543</text:p>
          </table:table-cell>
          <table:table-cell table:formula="of:=[.E46] + 1/4.05" office:value-type="float" office:value="136.79012345679" calcext:value-type="float">
            <text:p>136.79012345679</text:p>
          </table:table-cell>
          <table:table-cell table:formula="of:=IF(FLOOR([.F46]) &gt; [.E46]; 1; 0)" office:value-type="float" office:value="0" calcext:value-type="float">
            <text:p>0</text:p>
          </table:table-cell>
          <table:table-cell table:formula="of:=IF([.G46]=1; FLOOR([.F46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  <table:table-cell table:formula="of:=[.A47]*[.B47]" office:value-type="float" office:value="2216" calcext:value-type="float">
            <text:p>2216</text:p>
          </table:table-cell>
          <table:table-cell/>
          <table:table-cell table:formula="of:=[.A47]/4.05" office:value-type="float" office:value="136.79012345679" calcext:value-type="float">
            <text:p>136.79012345679</text:p>
          </table:table-cell>
          <table:table-cell table:formula="of:=[.E47] + 1/4.05" office:value-type="float" office:value="137.037037037037" calcext:value-type="float">
            <text:p>137.037037037037</text:p>
          </table:table-cell>
          <table:table-cell table:formula="of:=IF(FLOOR([.F47]) &gt; [.E47]; 1; 0)" office:value-type="float" office:value="1" calcext:value-type="float">
            <text:p>1</text:p>
          </table:table-cell>
          <table:table-cell table:formula="of:=IF([.G47]=1; FLOOR([.F47]); 0)" office:value-type="float" office:value="137" calcext:value-type="float">
            <text:p>137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" calcext:value-type="float">
            <text:p>1</text:p>
          </table:table-cell>
          <table:table-cell table:formula="of:=[.A48]*[.B48]" office:value-type="float" office:value="555" calcext:value-type="float">
            <text:p>555</text:p>
          </table:table-cell>
          <table:table-cell/>
          <table:table-cell table:formula="of:=[.A48]/4.05" office:value-type="float" office:value="137.037037037037" calcext:value-type="float">
            <text:p>137.037037037037</text:p>
          </table:table-cell>
          <table:table-cell table:formula="of:=[.E48] + 1/4.05" office:value-type="float" office:value="137.283950617284" calcext:value-type="float">
            <text:p>137.283950617284</text:p>
          </table:table-cell>
          <table:table-cell table:formula="of:=IF(FLOOR([.F48]) &gt; [.E48]; 1; 0)" office:value-type="float" office:value="0" calcext:value-type="float">
            <text:p>0</text:p>
          </table:table-cell>
          <table:table-cell table:formula="of:=IF([.G48]=1; FLOOR([.F48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" calcext:value-type="float">
            <text:p>2</text:p>
          </table:table-cell>
          <table:table-cell table:formula="of:=[.A49]*[.B49]" office:value-type="float" office:value="1112" calcext:value-type="float">
            <text:p>1112</text:p>
          </table:table-cell>
          <table:table-cell/>
          <table:table-cell table:formula="of:=[.A49]/4.05" office:value-type="float" office:value="137.283950617284" calcext:value-type="float">
            <text:p>137.283950617284</text:p>
          </table:table-cell>
          <table:table-cell table:formula="of:=[.E49] + 1/4.05" office:value-type="float" office:value="137.530864197531" calcext:value-type="float">
            <text:p>137.530864197531</text:p>
          </table:table-cell>
          <table:table-cell table:formula="of:=IF(FLOOR([.F49]) &gt; [.E49]; 1; 0)" office:value-type="float" office:value="0" calcext:value-type="float">
            <text:p>0</text:p>
          </table:table-cell>
          <table:table-cell table:formula="of:=IF([.G49]=1; FLOOR([.F49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formula="of:=[.A50]*[.B50]" office:value-type="float" office:value="1114" calcext:value-type="float">
            <text:p>1114</text:p>
          </table:table-cell>
          <table:table-cell/>
          <table:table-cell table:formula="of:=[.A50]/4.05" office:value-type="float" office:value="137.530864197531" calcext:value-type="float">
            <text:p>137.530864197531</text:p>
          </table:table-cell>
          <table:table-cell table:formula="of:=[.E50] + 1/4.05" office:value-type="float" office:value="137.777777777778" calcext:value-type="float">
            <text:p>137.777777777778</text:p>
          </table:table-cell>
          <table:table-cell table:formula="of:=IF(FLOOR([.F50]) &gt; [.E50]; 1; 0)" office:value-type="float" office:value="0" calcext:value-type="float">
            <text:p>0</text:p>
          </table:table-cell>
          <table:table-cell table:formula="of:=IF([.G50]=1; FLOOR([.F50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table:formula="of:=[.A51]*[.B51]" office:value-type="float" office:value="558" calcext:value-type="float">
            <text:p>558</text:p>
          </table:table-cell>
          <table:table-cell/>
          <table:table-cell table:formula="of:=[.A51]/4.05" office:value-type="float" office:value="137.777777777778" calcext:value-type="float">
            <text:p>137.777777777778</text:p>
          </table:table-cell>
          <table:table-cell table:formula="of:=[.E51] + 1/4.05" office:value-type="float" office:value="138.024691358025" calcext:value-type="float">
            <text:p>138.024691358025</text:p>
          </table:table-cell>
          <table:table-cell table:formula="of:=IF(FLOOR([.F51]) &gt; [.E51]; 1; 0)" office:value-type="float" office:value="1" calcext:value-type="float">
            <text:p>1</text:p>
          </table:table-cell>
          <table:table-cell table:formula="of:=IF([.G51]=1; FLOOR([.F51]); 0)" office:value-type="float" office:value="138" calcext:value-type="float">
            <text:p>138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table:formula="of:=[.A52]*[.B52]" office:value-type="float" office:value="560" calcext:value-type="float">
            <text:p>560</text:p>
          </table:table-cell>
          <table:table-cell/>
          <table:table-cell table:formula="of:=[.A52]/4.05" office:value-type="float" office:value="138.271604938272" calcext:value-type="float">
            <text:p>138.271604938272</text:p>
          </table:table-cell>
          <table:table-cell table:formula="of:=[.E52] + 1/4.05" office:value-type="float" office:value="138.518518518519" calcext:value-type="float">
            <text:p>138.518518518519</text:p>
          </table:table-cell>
          <table:table-cell table:formula="of:=IF(FLOOR([.F52]) &gt; [.E52]; 1; 0)" office:value-type="float" office:value="0" calcext:value-type="float">
            <text:p>0</text:p>
          </table:table-cell>
          <table:table-cell table:formula="of:=IF([.G52]=1; FLOOR([.F52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" calcext:value-type="float">
            <text:p>2</text:p>
          </table:table-cell>
          <table:table-cell table:formula="of:=[.A53]*[.B53]" office:value-type="float" office:value="1122" calcext:value-type="float">
            <text:p>1122</text:p>
          </table:table-cell>
          <table:table-cell/>
          <table:table-cell table:formula="of:=[.A53]/4.05" office:value-type="float" office:value="138.518518518519" calcext:value-type="float">
            <text:p>138.518518518519</text:p>
          </table:table-cell>
          <table:table-cell table:formula="of:=[.E53] + 1/4.05" office:value-type="float" office:value="138.765432098765" calcext:value-type="float">
            <text:p>138.765432098765</text:p>
          </table:table-cell>
          <table:table-cell table:formula="of:=IF(FLOOR([.F53]) &gt; [.E53]; 1; 0)" office:value-type="float" office:value="0" calcext:value-type="float">
            <text:p>0</text:p>
          </table:table-cell>
          <table:table-cell table:formula="of:=IF([.G53]=1; FLOOR([.F53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table:formula="of:=[.A54]*[.B54]" office:value-type="float" office:value="568" calcext:value-type="float">
            <text:p>568</text:p>
          </table:table-cell>
          <table:table-cell/>
          <table:table-cell table:formula="of:=[.A54]/4.05" office:value-type="float" office:value="140.246913580247" calcext:value-type="float">
            <text:p>140.246913580247</text:p>
          </table:table-cell>
          <table:table-cell table:formula="of:=[.E54] + 1/4.05" office:value-type="float" office:value="140.493827160494" calcext:value-type="float">
            <text:p>140.493827160494</text:p>
          </table:table-cell>
          <table:table-cell table:formula="of:=IF(FLOOR([.F54]) &gt; [.E54]; 1; 0)" office:value-type="float" office:value="0" calcext:value-type="float">
            <text:p>0</text:p>
          </table:table-cell>
          <table:table-cell table:formula="of:=IF([.G54]=1; FLOOR([.F54]); 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SUM([.B2:.B54])" office:value-type="float" office:value="137" calcext:value-type="float">
            <text:p>137</text:p>
          </table:table-cell>
          <table:table-cell table:formula="of:=SUM([.C2:.C54])/[.B55]" office:value-type="float" office:value="534.189781021898" calcext:value-type="float">
            <text:p>534.18978102189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14"/>
        </table:table-row>
        <table:table-row table:style-name="ro1">
          <table:table-cell table:formula="of:=[.A54]-[.A2]" office:value-type="float" office:value="69" calcext:value-type="float">
            <text:p>69</text:p>
          </table:table-cell>
          <table:table-cell table:formula="of:=[.A57]/4.05" office:value-type="float" office:value="17.037037037037" calcext:value-type="float">
            <text:p>17.037037037037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04T01:40:16.214000000</dc:date>
    <meta:editing-duration>PT11H15M48S</meta:editing-duration>
    <meta:editing-cycles>2</meta:editing-cycles>
    <meta:generator>LibreOffice/7.4.1.2$Windows_X86_64 LibreOffice_project/3c58a8f3a960df8bc8fd77b461821e42c061c5f0</meta:generator>
    <meta:document-statistic meta:table-count="1" meta:cell-count="389" meta:object-count="0"/>
  </office:meta>
</office:document-meta>
</file>